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C900000191469A5A56.png" manifest:media-type="image/png"/>
  <manifest:file-entry manifest:full-path="Pictures/10000001000004D1000001341588E558.png" manifest:media-type="image/png"/>
  <manifest:file-entry manifest:full-path="Pictures/10000001000004DC000002A8F87328D2.png" manifest:media-type="image/png"/>
  <manifest:file-entry manifest:full-path="Pictures/10000001000004020000011BFD4216A8.png" manifest:media-type="image/png"/>
  <manifest:file-entry manifest:full-path="Pictures/10000001000004FE00000293678C79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Red Hat Display" svg:font-family="'Red Hat Display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erif" fo:font-size="14pt" style:text-underline-style="solid" style:text-underline-width="auto" style:text-underline-color="font-color" fo:font-weight="bold" officeooo:rsid="001a833a" officeooo:paragraph-rsid="001a833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FreeSerif" fo:font-size="12pt" style:text-underline-style="solid" style:text-underline-width="auto" style:text-underline-color="font-color" fo:font-weight="bold" officeooo:rsid="001a833a" officeooo:paragraph-rsid="001a833a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FreeSerif" fo:font-size="12pt" style:text-underline-style="solid" style:text-underline-width="auto" style:text-underline-color="font-color" fo:font-weight="bold" officeooo:rsid="001c2505" officeooo:paragraph-rsid="001c2505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0028in, 2.716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MROGRAMAN BERBASIS PLATFORM #10</text:p>
      <text:p text:style-name="P2">GET METHOD</text:p>
      <text:p text:style-name="P2"><draw:frame draw:style-name="fr1" draw:name="Image1" text:anchor-type="char" svg:x="-0.0453in" svg:y="0.0626in" svg:width="6.9252in" svg:height="3.5709in" draw:z-index="0"><draw:image xlink:href="Pictures/10000001000004FE00000293678C792F.png" xlink:type="simple" xlink:show="embed" xlink:actuate="onLoad" draw:mime-type="image/png"/></draw:frame>POST METHOD</text:p>
      <text:p text:style-name="P2"><draw:frame draw:style-name="fr2" draw:name="Image3" text:anchor-type="char" svg:width="6.9252in" svg:height="1.9098in" draw:z-index="2"><draw:image xlink:href="Pictures/10000001000004020000011BFD4216A8.png" xlink:type="simple" xlink:show="embed" xlink:actuate="onLoad" draw:mime-type="image/png"/></draw:frame><draw:frame draw:style-name="fr3" draw:name="Image2" text:anchor-type="char" svg:x="-0.0453in" svg:y="1.9772in" svg:width="6.9236in" svg:height="2.3335in" draw:z-index="1"><draw:image xlink:href="Pictures/10000001000004DC000002A8F87328D2.png" xlink:type="simple" xlink:show="embed" xlink:actuate="onLoad" draw:mime-type="image/png"/></draw:frame></text:p>
      <text:p text:style-name="P2"/>
      <text:p text:style-name="P2"/>
      <text:p text:style-name="P2"/>
      <text:p text:style-name="P3"><text:soft-page-break/>DELETE METHOD</text:p>
      <text:p text:style-name="P3"><draw:frame draw:style-name="fr4" draw:name="Image4" text:anchor-type="char" svg:width="6.9252in" svg:height="1.7291in" draw:z-index="3"><draw:image xlink:href="Pictures/10000001000004D1000001341588E558.png" xlink:type="simple" xlink:show="embed" xlink:actuate="onLoad" draw:mime-type="image/png"/></draw:frame><draw:frame draw:style-name="fr1" draw:name="Image5" text:anchor-type="char" svg:x="0.0272in" svg:y="1.8764in" svg:width="6.9252in" svg:height="2.2665in" draw:z-index="4"><draw:image xlink:href="Pictures/10000001000004C900000191469A5A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Red Hat Display" svg:font-family="'Red Hat Display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Red Hat Display" fo:font-family="'Red Hat Display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1T22:58:08.842441786</meta:creation-date>
    <dc:date>2025-12-11T23:15:01.814095161</dc:date>
    <meta:editing-duration>PT5M48S</meta:editing-duration>
    <meta:editing-cycles>1</meta:editing-cycles>
    <meta:document-statistic meta:table-count="0" meta:image-count="5" meta:object-count="0" meta:page-count="2" meta:paragraph-count="4" meta:word-count="10" meta:character-count="67" meta:non-whitespace-character-count="61"/>
    <meta:generator>LibreOffice/25.8.3.2$Linux_X86_64 LibreOffice_project/580$Build-2</meta:generator>
  </office:meta>
</office:document-meta>
</file>